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 style:parent-style-name="Graphics">
      <style:graphic-properties draw:fill="none" draw:stroke="none"/>
    </style:style>
    <style:style style:family="text" style:name="a410">
      <style:text-properties fo:language="ru" fo:country="RU"/>
    </style:style>
    <style:style style:family="paragraph" style:name="a411">
      <style:paragraph-properties/>
    </style:style>
    <style:style style:family="table-cell" style:name="a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4">
      <style:text-properties fo:language="en" fo:country="US"/>
    </style:style>
    <style:style style:family="text" style:name="a415">
      <style:text-properties fo:language="en" fo:country="US"/>
    </style:style>
    <style:style style:family="text" style:name="a416">
      <style:text-properties fo:language="en" fo:country="US"/>
    </style:style>
    <style:style style:family="text" style:name="a417">
      <style:text-properties fo:language="ru" fo:country="RU"/>
    </style:style>
    <style:style style:family="paragraph" style:name="a418">
      <style:paragraph-properties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1">
      <style:text-properties fo:language="ru" fo:country="RU"/>
    </style:style>
    <style:style style:family="paragraph" style:name="a422">
      <style:paragraph-properties/>
    </style:style>
    <style:style style:family="table-cell" style:name="a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5">
      <style:table-row-properties style:row-height="0.40556in"/>
    </style:style>
    <style:style style:family="text" style:name="a426">
      <style:text-properties fo:language="ru" fo:country="RU"/>
    </style:style>
    <style:style style:family="paragraph" style:name="a427">
      <style:paragraph-properties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92">
      <style:table-properties style:writing-mode="lr-tb"/>
    </style:style>
    <style:style style:family="text" style:name="a401">
      <style:text-properties fo:language="ru" fo:country="RU"/>
    </style:style>
    <style:style style:family="table-column" style:name="a393">
      <style:table-column-properties style:column-width="2.96296in"/>
    </style:style>
    <style:style style:family="paragraph" style:name="a402">
      <style:paragraph-properties/>
    </style:style>
    <style:style style:family="table-column" style:name="a394">
      <style:table-column-properties style:column-width="2.96296in"/>
    </style:style>
    <style:style style:family="table-column" style:name="a395">
      <style:table-column-properties style:column-width="2.96296in"/>
    </style:style>
    <style:style style:family="table-cell" style:name="a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6">
      <style:table-row-properties style:row-height="0.40556in"/>
    </style:style>
    <style:style style:family="text" style:name="a405">
      <style:text-properties fo:language="ru" fo:country="RU"/>
    </style:style>
    <style:style style:family="text" style:name="a397">
      <style:text-properties fo:language="ru" fo:country="RU"/>
    </style:style>
    <style:style style:family="paragraph" style:name="a406">
      <style:paragraph-properties/>
    </style:style>
    <style:style style:family="paragraph" style:name="a398">
      <style:paragraph-properties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9">
      <style:table-row-properties style:row-height="0.40556in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language="ru" fo:country="RU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/>
    </style:style>
    <style:style style:family="table-cell" style:name="a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4">
      <style:text-properties fo:language="ru" fo:country="RU"/>
    </style:style>
    <style:style style:family="paragraph" style:name="a435">
      <style:paragraph-properties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407"/>
    <text:list-style style:name="a436"/>
    <text:list-style style:name="a419"/>
    <text:list-style style:name="a412"/>
    <text:list-style style:name="a399"/>
    <text:list-style style:name="a403"/>
    <text:list-style style:name="a432"/>
    <text:list-style style:name="a428"/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9" draw:name="Title 1" svg:x="1.66667in" svg:y="1.22743in" svg:width="10in" svg:height="2.61111in" presentation:class="title" presentation:placeholder="false">
          <draw:text-box>
            <text:p text:style-name="a368" text:class-names="" text:cond-style-name=""><text:span text:style-name="a366" text:class-names="">{{ first_name }}</text:span><text:span text:style-name="a367" text:class-names=""/></text:p>
          </draw:text-box>
          <svg:title/>
          <svg:desc/>
        </draw:frame>
        <draw:frame draw:id="id64" presentation:style-name="a373" draw:name="Subtitle 2" svg:x="1.66667in" svg:y="3.93924in" svg:width="10in" svg:height="1.81076in" presentation:class="subtitle" presentation:placeholder="false">
          <draw:text-box>
            <text:p text:style-name="a372" text:class-names="" text:cond-style-name=""><text:span text:style-name="a370" text:class-names="">{{ last_name }}</text:span><text:span text:style-name="a371" text:class-names=""/></text:p>
          </draw:text-box>
          <svg:title/>
          <svg:desc/>
        </draw:frame>
      </draw:page>
      <draw:page draw:name="Slide2" draw:style-name="a374" draw:master-page-name="Master1-Layout2-obj-Title-and-Content" presentation:presentation-page-layout-name="Master1-PPL2" draw:id="Slide-257">
        <draw:frame draw:id="id65" presentation:style-name="a381" draw:name="Title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5" text:class-names="">{{<text:s text:c="1"/></text:span><text:span text:style-name="a376" text:class-names="">first_name</text:span><text:span text:style-name="a377" text:class-names=""><text:s text:c="1"/>}}<text:s text:c="1"/></text:span><text:span text:style-name="a378" text:class-names="">czxcxzczx</text:span><text:span text:style-name="a379" text:class-names=""/></text:p>
          </draw:text-box>
          <svg:title/>
          <svg:desc/>
        </draw:frame>
        <draw:frame draw:id="id66" presentation:style-name="a391" draw:name="Content Placeholder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2" text:class-names="">{{ age }}</text:span><text:span text:style-name="a383" text:class-names=""><text:s text:c="1"/>c<text:s text:c="1"/></text:span><text:span text:style-name="a384" text:class-names="">asdcxzczxc</text:span><text:span text:style-name="a385" text:class-names=""><text:s text:c="1"/>{{<text:s text:c="1"/></text:span><text:span text:style-name="a386" text:class-names="">asd</text:span><text:span text:style-name="a387" text:class-names=""><text:s text:c="1"/>}}</text:span><text:span text:style-name="a388" text:class-names=""/></text:p>
              </text:list-item>
            </text:list>
          </draw:text-box>
          <svg:title/>
          <svg:desc/>
        </draw:frame>
        <draw:frame draw:id="id67" draw:name="Table 4" svg:x="1.863in" svg:y="3.88412in" svg:width="8.88889in" svg:height="1.21667in">
          <table:table table:style-name="a39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3" table:default-cell-style-name=""/>
            <table:table-column table:style-name="a394" table:default-cell-style-name=""/>
            <table:table-column table:style-name="a395" table:default-cell-style-name=""/>
            <table:table-row table:style-name="a396" table:default-cell-style-name="">
              <table:table-cell table:style-name="a400">
                <text:list text:style-name="a399">
                  <text:list-item>
                    <text:p text:style-name="a398" text:class-names="" text:cond-style-name=""><text:span text:style-name="a397" text:class-names=""/></text:p>
                  </text:list-item>
                </text:list>
              </table:table-cell>
              <table:table-cell table:style-name="a404">
                <text:list text:style-name="a403">
                  <text:list-item>
                    <text:p text:style-name="a402" text:class-names="" text:cond-style-name=""><text:span text:style-name="a401" text:class-names=""/></text:p>
                  </text:list-item>
                </text:list>
              </table:table-cell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/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3">
                <text:list text:style-name="a412">
                  <text:list-item>
                    <text:p text:style-name="a411" text:class-names="" text:cond-style-name=""><text:span text:style-name="a410" text:class-names=""/></text:p>
                  </text:list-item>
                </text:list>
              </table:table-cell>
              <table:table-cell table:style-name="a420">
                <text:list text:style-name="a419">
                  <text:list-item>
                    <text:p text:style-name="a418" text:class-names="" text:cond-style-name=""><text:span text:style-name="a414" text:class-names="">{{<text:s text:c="1"/></text:span><text:span text:style-name="a415" text:class-names="">first_name</text:span><text:span text:style-name="a416" text:class-names=""><text:s text:c="1"/>}}</text:span><text:span text:style-name="a417" text:class-names=""/></text:p>
                  </text:list-item>
                </text:list>
              </table:table-cell>
              <table:table-cell table:style-name="a424">
                <text:list text:style-name="a423">
                  <text:list-item>
                    <text:p text:style-name="a422" text:class-names="" text:cond-style-name=""><text:span text:style-name="a421" text:class-names=""/></text:p>
                  </text:list-item>
                </text:list>
              </table:table-cell>
            </table:table-row>
            <table:table-row table:style-name="a425" table:default-cell-style-name=""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/></text:p>
                  </text:list-item>
                </text:list>
              </table:table-cell>
              <table:table-cell table:style-name="a433"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8" draw:style-name="a438" draw:name="Picture 5" svg:x="9.63126in" svg:y="0.64944in" svg:width="1.91572in" svg:height="2.69417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.07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.07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.07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.07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.07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.07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.07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.07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.07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.07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.07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.07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{{ first_name }}</dc:title>
    <meta:initial-creator>Nguyễn Quang Huy</meta:initial-creator>
    <dc:creator>Nguyễn Quang Huy</dc:creator>
    <meta:creation-date>2020-07-23T22:26:28Z</meta:creation-date>
    <dc:date>2020-07-25T17:43:42Z</dc:date>
    <meta:editing-cycles>1</meta:editing-cycles>
    <meta:editing-duration>PT157S</meta:editing-duration>
    <meta:document-statistic meta:paragraph-count="5" meta:word-count="29"/>
  </office:meta>
</office:document-meta>
</file>